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opacity="0%" draw:fill="none" draw:textarea-horizontal-align="justify" draw:textarea-vertical-align="middle" draw:auto-grow-height="false" fo:min-height="12.122cm" fo:min-width="25.969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objectwithoutfill">
      <style:graphic-properties draw:marker-end="Arrow" draw:fill="none" draw:textarea-vertical-align="middl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0.456cm"/>
    </style:style>
    <style:style style:name="gr6" style:family="graphic" style:parent-style-name="standard">
      <style:graphic-properties draw:stroke="none" svg:stroke-color="#000000" draw:fill="none" draw:fill-color="#ffffff" fo:min-height="0.404cm"/>
    </style:style>
    <style:style style:name="gr7" style:family="graphic" style:parent-style-name="standard">
      <style:graphic-properties draw:stroke="none" svg:stroke-color="#000000" draw:fill="none" draw:fill-color="#ffffff" fo:min-height="1.758cm"/>
    </style:style>
    <style:style style:name="gr8" style:family="graphic" style:parent-style-name="standard">
      <style:graphic-properties draw:stroke="none" svg:stroke-color="#000000" draw:fill="none" draw:fill-color="#ffffff" fo:min-height="0.444cm"/>
    </style:style>
    <style:style style:name="gr9" style:family="graphic" style:parent-style-name="standard">
      <style:graphic-properties draw:stroke="none" svg:stroke-color="#000000" draw:fill="none" draw:fill-color="#ffffff" fo:min-height="0.493cm"/>
    </style:style>
    <style:style style:name="gr10" style:family="graphic" style:parent-style-name="objectwithoutfill">
      <style:graphic-properties draw:marker-end="Line_20_Arrow" draw:fill="none" draw:textarea-vertical-align="middle"/>
    </style:style>
    <style:style style:name="gr11" style:family="graphic" style:parent-style-name="standard">
      <style:graphic-properties draw:stroke="dash" draw:stroke-dash="Fine_20_Dashed" svg:stroke-color="#000000" draw:fill="none" draw:textarea-horizontal-align="justify" draw:textarea-vertical-align="middle" draw:auto-grow-height="false" fo:min-height="4.463cm" fo:min-width="8.579cm"/>
    </style:style>
    <style:style style:name="gr12" style:family="graphic" style:parent-style-name="standard">
      <style:graphic-properties draw:stroke="none" svg:stroke-color="#000000" draw:fill="none" draw:fill-color="#ffffff" fo:min-height="0.789cm"/>
    </style:style>
    <style:style style:name="gr13" style:family="graphic" style:parent-style-name="standard">
      <style:graphic-properties draw:stroke="none" svg:stroke-color="#000000" draw:fill="none" draw:fill-color="#ffffff" fo:min-height="0.147cm"/>
    </style:style>
    <style:style style:name="gr14" style:family="graphic" style:parent-style-name="standard">
      <style:graphic-properties draw:stroke="none" svg:stroke-color="#000000" draw:fill="none" draw:fill-color="#ffffff" fo:min-height="0.413cm"/>
    </style:style>
    <style:style style:name="gr15" style:family="graphic" style:parent-style-name="standard">
      <style:graphic-properties draw:stroke="none" svg:stroke-color="#000000" draw:fill="none" draw:fill-color="#ffffff" draw:textarea-vertical-align="middle" fo:min-height="0.59cm"/>
    </style:style>
    <style:style style:name="gr16" style:family="graphic" style:parent-style-name="standard">
      <style:graphic-properties draw:stroke="none" svg:stroke-color="#000000" draw:fill="none" draw:fill-color="#ffffff" draw:textarea-vertical-align="middle" fo:min-height="0.147cm"/>
    </style:style>
    <style:style style:name="gr17" style:family="graphic" style:parent-style-name="standard">
      <style:graphic-properties draw:stroke="none" svg:stroke-color="#000000" draw:fill="none" draw:fill-color="#ffffff" fo:min-height="0.817cm"/>
    </style:style>
    <style:style style:name="gr18" style:family="graphic" style:parent-style-name="standard">
      <style:graphic-properties draw:stroke="none" svg:stroke-color="#000000" draw:fill="none" draw:fill-color="#ffffff" fo:min-height="0.54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fo:font-size="13pt" style:font-size-asian="13pt" style:font-size-complex="13pt"/>
    </style:style>
    <style:style style:name="P3" style:family="paragraph">
      <loext:graphic-properties draw:fill="none" draw:fill-color="#ffffff"/>
      <style:text-properties fo:font-size="13pt" style:font-size-asian="13pt" style:font-size-complex="13pt"/>
    </style:style>
    <style:style style:name="P4" style:family="paragraph">
      <style:paragraph-properties fo:text-align="center"/>
      <style:text-properties fo:font-size="13pt" style:font-size-asian="13pt" style:font-size-complex="13pt"/>
    </style:style>
    <style:style style:name="P5" style:family="paragraph">
      <style:text-properties fo:color="#5eb91e" fo:font-size="10pt" style:font-size-asian="10pt" style:font-size-complex="10pt"/>
    </style:style>
    <style:style style:name="P6" style:family="paragraph">
      <loext:graphic-properties draw:fill="none" draw:fill-color="#ffffff"/>
      <style:text-properties fo:color="#5eb91e" fo:font-size="10pt" style:font-size-asian="10pt" style:font-size-complex="10pt"/>
    </style:style>
    <style:style style:name="P7" style:family="paragraph">
      <style:text-properties fo:color="#ff0000" fo:font-size="10pt" fo:font-style="italic" fo:font-weight="bold" style:font-size-asian="10pt" style:font-size-complex="10pt"/>
    </style:style>
    <style:style style:name="P8" style:family="paragraph">
      <loext:graphic-properties draw:fill="none" draw:fill-color="#ffffff"/>
      <style:text-properties fo:color="#ff0000" fo:font-size="10pt" fo:font-style="italic" fo:font-weight="bold" style:font-size-asian="10pt" style:font-size-complex="10pt"/>
    </style:style>
    <style:style style:name="P9" style:family="paragraph">
      <style:text-properties fo:color="#ff860d" fo:font-size="10pt" fo:font-style="italic" style:font-size-asian="10pt" style:font-size-complex="10pt"/>
    </style:style>
    <style:style style:name="P10" style:family="paragraph">
      <loext:graphic-properties draw:fill="none" draw:fill-color="#ffffff"/>
      <style:text-properties fo:color="#ff860d" fo:font-size="10pt" fo:font-style="italic" style:font-size-asian="10pt" style:font-size-complex="10pt"/>
    </style:style>
    <style:style style:name="P11" style:family="paragraph">
      <style:paragraph-properties fo:text-align="end"/>
      <style:text-properties fo:color="#5eb91e" fo:font-size="10pt" style:font-size-asian="10pt" style:font-size-complex="10pt"/>
    </style:style>
    <style:style style:name="P12" style:family="paragraph">
      <loext:graphic-properties draw:fill="none" draw:fill-color="#ffffff"/>
      <style:paragraph-properties fo:text-align="end"/>
      <style:text-properties fo:color="#5eb91e" fo:font-size="10pt" style:font-size-asian="10pt" style:font-size-complex="10pt"/>
    </style:style>
    <style:style style:name="P13" style:family="paragraph">
      <style:text-properties fo:font-size="10pt" style:font-size-asian="10pt" style:font-size-complex="10pt"/>
    </style:style>
    <style:style style:name="P14" style:family="paragraph">
      <loext:graphic-properties draw:fill="none" draw:fill-color="#ffffff"/>
      <style:text-properties fo:font-size="10pt" style:font-size-asian="10pt" style:font-size-complex="10pt"/>
    </style:style>
    <style:style style:name="P15" style:family="paragraph">
      <style:paragraph-properties fo:text-align="end"/>
      <style:text-properties fo:color="#ff860d" fo:font-size="10pt" fo:font-style="italic" style:font-size-asian="10pt" style:font-size-complex="10pt"/>
    </style:style>
    <style:style style:name="P16" style:family="paragraph">
      <loext:graphic-properties draw:fill="none" draw:fill-color="#ffffff"/>
      <style:paragraph-properties fo:text-align="end"/>
      <style:text-properties fo:color="#ff860d" fo:font-size="10pt" fo:font-style="italic" style:font-size-asian="10pt" style:font-size-complex="10pt"/>
    </style:style>
    <style:style style:name="P17" style:family="paragraph">
      <style:paragraph-properties fo:text-align="end"/>
      <style:text-properties fo:color="#ff0000" fo:font-size="10pt" fo:font-style="italic" fo:font-weight="bold" style:font-size-asian="10pt" style:font-size-complex="10pt"/>
    </style:style>
    <style:style style:name="P18" style:family="paragraph">
      <loext:graphic-properties draw:fill="none" draw:fill-color="#ffffff"/>
      <style:paragraph-properties fo:text-align="end"/>
      <style:text-properties fo:color="#ff0000" fo:font-size="10pt" fo:font-style="italic" fo:font-weight="bold" style:font-size-asian="10pt" style:font-size-complex="10pt"/>
    </style:style>
    <style:style style:name="P19" style:family="paragraph">
      <style:paragraph-properties fo:text-align="center"/>
      <style:text-properties fo:font-size="14pt" style:font-size-asian="14pt" style:font-size-complex="14pt"/>
    </style:style>
    <style:style style:name="P20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26.469cm" svg:height="12.372cm" svg:x="1.616cm" svg:y="4.314cm">
            <text:p/>
            <draw:enhanced-geometry svg:viewBox="0 0 21600 21600" draw:type="rectangle" draw:enhanced-path="M 0 0 L 21600 0 21600 21600 0 21600 0 0 Z N"/>
          </draw:custom-shape>
          <draw:line draw:style-name="gr2" draw:text-style-name="P1" xml:id="id5" draw:id="id5" draw:layer="layout" svg:x1="5.196cm" svg:y1="8.13cm" svg:x2="11.645cm" svg:y2="8.13cm">
            <text:p/>
          </draw:line>
          <draw:line draw:style-name="gr2" draw:text-style-name="P1" xml:id="id2" draw:id="id2" draw:layer="layout" svg:x1="11.645cm" svg:y1="8.13cm" svg:x2="15.713cm" svg:y2="8.13cm">
            <text:p/>
          </draw:line>
          <draw:line draw:style-name="gr3" draw:text-style-name="P1" xml:id="id4" draw:id="id4" draw:layer="layout" svg:x1="15.697cm" svg:y1="8.13cm" svg:x2="24.091cm" svg:y2="8.13cm">
            <text:p/>
          </draw:line>
          <draw:line draw:style-name="gr2" draw:text-style-name="P1" xml:id="id1" draw:id="id1" draw:layer="layout" svg:x1="6.684cm" svg:y1="9.797cm" svg:x2="12.622cm" svg:y2="9.797cm">
            <text:p/>
          </draw:line>
          <draw:line draw:style-name="gr2" draw:text-style-name="P1" xml:id="id3" draw:id="id3" draw:layer="layout" svg:x1="8.216cm" svg:y1="11.497cm" svg:x2="13.722cm" svg:y2="11.497cm">
            <text:p/>
          </draw:line>
          <draw:connector draw:style-name="gr4" draw:text-style-name="P1" draw:layer="layout" draw:type="line" svg:x1="12.622cm" svg:y1="9.797cm" svg:x2="13.679cm" svg:y2="8.13cm" draw:start-shape="id1" draw:start-glue-point="1" draw:end-shape="id2" draw:end-glue-point="0" svg:d="M12622 9797l1057-1667" svg:viewBox="0 0 1058 1668">
            <text:p/>
          </draw:connector>
          <draw:connector draw:style-name="gr4" draw:text-style-name="P1" draw:layer="layout" draw:type="line" svg:x1="13.722cm" svg:y1="11.497cm" svg:x2="15.697cm" svg:y2="8.13cm" draw:start-shape="id3" draw:start-glue-point="1" draw:end-shape="id4" draw:end-glue-point="3" svg:d="M13722 11497l1975-3367" svg:viewBox="0 0 1976 3368">
            <text:p/>
          </draw:connector>
          <draw:connector draw:style-name="gr2" draw:text-style-name="P1" draw:layer="layout" draw:type="line" svg:x1="5.196cm" svg:y1="8.13cm" svg:x2="8.216cm" svg:y2="11.497cm" draw:start-shape="id5" draw:start-glue-point="3" draw:end-shape="id3" draw:end-glue-point="3" svg:d="M5196 8130l3020 3367" svg:viewBox="0 0 3021 3368">
            <text:p/>
          </draw:connector>
          <draw:line draw:style-name="gr2" draw:text-style-name="P1" draw:layer="layout" svg:x1="5.195cm" svg:y1="8.13cm" svg:x2="4.005cm" svg:y2="8.13cm">
            <text:p/>
          </draw:line>
          <draw:line draw:style-name="gr4" draw:text-style-name="P1" draw:layer="layout" svg:x1="18.821cm" svg:y1="8.124cm" svg:x2="20.475cm" svg:y2="6.004cm">
            <text:p/>
          </draw:line>
          <draw:frame draw:style-name="gr5" draw:text-style-name="P3" draw:layer="layout" svg:width="2.271cm" svg:height="0.763cm" svg:x="1.866cm" svg:y="7.749cm">
            <draw:text-box>
              <text:p text:style-name="P2"><text:span text:style-name="T1">master</text:span></text:p>
            </draw:text-box>
          </draw:frame>
          <draw:frame draw:style-name="gr5" draw:text-style-name="P3" draw:layer="layout" svg:width="2.271cm" svg:height="0.763cm" svg:x="3.567cm" svg:y="9.45cm">
            <draw:text-box>
              <text:p text:style-name="P2"><text:span text:style-name="T1">feature</text:span></text:p>
            </draw:text-box>
          </draw:frame>
          <draw:frame draw:style-name="gr5" draw:text-style-name="P3" draw:layer="layout" svg:width="2.271cm" svg:height="0.763cm" svg:x="3.567cm" svg:y="11.151cm">
            <draw:text-box>
              <text:p text:style-name="P2"><text:span text:style-name="T1">bug fix</text:span></text:p>
            </draw:text-box>
          </draw:frame>
          <draw:frame draw:style-name="gr5" draw:text-style-name="P3" draw:layer="layout" svg:width="2.271cm" svg:height="1.275cm" svg:x="17.468cm" svg:y="5.251cm">
            <draw:text-box>
              <text:p text:style-name="P4"><text:span text:style-name="T1">tag release</text:span></text:p>
            </draw:text-box>
          </draw:frame>
          <draw:frame draw:style-name="gr6" draw:text-style-name="P6" draw:layer="layout" svg:width="3.615cm" svg:height="0.654cm" svg:x="8.112cm" svg:y="9.124cm">
            <draw:text-box>
              <text:p text:style-name="P5"><text:span text:style-name="T2">X.Y.Z.buildNumber</text:span></text:p>
            </draw:text-box>
          </draw:frame>
          <draw:frame draw:style-name="gr7" draw:text-style-name="P8" draw:layer="layout" svg:width="4.042cm" svg:height="2.008cm" svg:x="20.512cm" svg:y="4.925cm">
            <draw:text-box>
              <text:p text:style-name="P7"><text:span text:style-name="T2">X</text:span></text:p>
              <text:p text:style-name="P7"><text:span text:style-name="T2">X.Y</text:span></text:p>
              <text:p text:style-name="P7"><text:span text:style-name="T2">X.Y.Z</text:span></text:p>
              <text:p text:style-name="P7"><text:span text:style-name="T2">X.Y.Z.buildNumber</text:span></text:p>
            </draw:text-box>
          </draw:frame>
          <draw:frame draw:style-name="gr8" draw:text-style-name="P6" draw:layer="layout" svg:width="3.662cm" svg:height="0.694cm" svg:x="9.113cm" svg:y="10.825cm">
            <draw:text-box>
              <text:p text:style-name="P5"><text:span text:style-name="T2">X.Y.Z.buildNumber</text:span></text:p>
            </draw:text-box>
          </draw:frame>
          <draw:frame draw:style-name="gr9" draw:text-style-name="P10" draw:layer="layout" svg:width="3.527cm" svg:height="0.743cm" svg:x="15.513cm" svg:y="7.425cm">
            <draw:text-box>
              <text:p text:style-name="P9"><text:span text:style-name="T2">X.Y.Z.buildNumber</text:span></text:p>
            </draw:text-box>
          </draw:frame>
          <draw:path draw:style-name="gr10" draw:text-style-name="P1" draw:layer="layout" svg:width="1.458cm" svg:height="0.848cm" draw:transform="rotate (-3.14159265358979) translate (11.3905235261278cm 12.3440314318549cm)" svg:viewBox="0 0 1459 849" svg:d="M864 845c1075 4 486-839-143-845s-1203 849-89 849">
            <text:p/>
          </draw:path>
          <draw:g>
            <draw:custom-shape draw:style-name="gr11" draw:text-style-name="P1" draw:layer="layout" svg:width="9.079cm" svg:height="4.713cm" svg:x="18.111cm" svg:y="9.642cm">
              <text:p/>
              <draw:enhanced-geometry svg:viewBox="0 0 21600 21600" draw:type="rectangle" draw:enhanced-path="M 0 0 L 21600 0 21600 21600 0 21600 0 0 Z N"/>
            </draw:custom-shape>
            <draw:g>
              <draw:g>
                <draw:g>
                  <draw:frame draw:style-name="gr12" draw:text-style-name="P12" draw:layer="layout" svg:width="3.474cm" svg:height="1.039cm" svg:x="18.387cm" svg:y="11.319cm">
                    <draw:text-box>
                      <text:p text:style-name="P11"><text:span text:style-name="T2">X.Y.Z.buildNumber</text:span></text:p>
                    </draw:text-box>
                  </draw:frame>
                  <draw:frame draw:style-name="gr13" draw:text-style-name="P14" draw:layer="layout" svg:width="5.308cm" svg:height="0.645cm" svg:x="21.849cm" svg:y="11.345cm">
                    <draw:text-box>
                      <text:p text:style-name="P13"><text:span text:style-name="T2">can be pushed on dev registry</text:span></text:p>
                    </draw:text-box>
                  </draw:frame>
                </draw:g>
                <draw:g>
                  <draw:frame draw:style-name="gr14" draw:text-style-name="P16" draw:layer="layout" svg:width="3.585cm" svg:height="0.663cm" svg:x="18.276cm" svg:y="12.117cm">
                    <draw:text-box>
                      <text:p text:style-name="P15"><text:span text:style-name="T2">X.Y.Z.buildNumber</text:span></text:p>
                    </draw:text-box>
                  </draw:frame>
                  <draw:frame draw:style-name="gr13" draw:text-style-name="P14" draw:layer="layout" svg:width="5.308cm" svg:height="0.645cm" svg:x="21.849cm" svg:y="12.126cm">
                    <draw:text-box>
                      <text:p text:style-name="P13"><text:span text:style-name="T2">pushed on dev registry</text:span></text:p>
                    </draw:text-box>
                  </draw:frame>
                </draw:g>
                <draw:g>
                  <draw:frame draw:style-name="gr15" draw:text-style-name="P18" draw:layer="layout" svg:width="3.717cm" svg:height="0.84cm" svg:x="18.144cm" svg:y="12.906cm">
                    <draw:text-box>
                      <text:p text:style-name="P17"><text:span text:style-name="T2">X.Y.Z.buildNumber</text:span></text:p>
                    </draw:text-box>
                  </draw:frame>
                  <draw:frame draw:style-name="gr16" draw:text-style-name="P14" draw:layer="layout" svg:width="5.308cm" svg:height="0.645cm" svg:x="21.849cm" svg:y="13.004cm">
                    <draw:text-box>
                      <text:p text:style-name="P13"><text:span text:style-name="T2">pushed on prod registry</text:span></text:p>
                    </draw:text-box>
                  </draw:frame>
                </draw:g>
              </draw:g>
              <draw:frame draw:style-name="gr17" draw:text-style-name="P20" draw:layer="layout" svg:width="3.2cm" svg:height="1.067cm" svg:x="21.05cm" svg:y="10.256cm">
                <draw:text-box>
                  <text:p text:style-name="P19"><text:span text:style-name="T3">Image tag</text:span></text:p>
                </draw:text-box>
              </draw:frame>
            </draw:g>
          </draw:g>
          <draw:line draw:style-name="gr2" draw:text-style-name="P1" xml:id="id10" draw:id="id10" draw:layer="layout" svg:x1="5.197cm" svg:y1="8.131cm" svg:x2="11.646cm" svg:y2="8.131cm">
            <text:p/>
          </draw:line>
          <draw:line draw:style-name="gr2" draw:text-style-name="P1" xml:id="id7" draw:id="id7" draw:layer="layout" svg:x1="11.646cm" svg:y1="8.131cm" svg:x2="15.714cm" svg:y2="8.131cm">
            <text:p/>
          </draw:line>
          <draw:line draw:style-name="gr3" draw:text-style-name="P1" xml:id="id9" draw:id="id9" draw:layer="layout" svg:x1="15.698cm" svg:y1="8.131cm" svg:x2="24.092cm" svg:y2="8.131cm">
            <text:p/>
          </draw:line>
          <draw:line draw:style-name="gr2" draw:text-style-name="P1" xml:id="id6" draw:id="id6" draw:layer="layout" svg:x1="6.685cm" svg:y1="9.798cm" svg:x2="12.623cm" svg:y2="9.798cm">
            <text:p/>
          </draw:line>
          <draw:line draw:style-name="gr2" draw:text-style-name="P1" xml:id="id8" draw:id="id8" draw:layer="layout" svg:x1="8.217cm" svg:y1="11.498cm" svg:x2="13.723cm" svg:y2="11.498cm">
            <text:p/>
          </draw:line>
          <draw:connector draw:style-name="gr4" draw:text-style-name="P1" draw:layer="layout" draw:type="line" svg:x1="12.623cm" svg:y1="9.798cm" svg:x2="13.68cm" svg:y2="8.131cm" draw:start-shape="id6" draw:start-glue-point="1" draw:end-shape="id7" draw:end-glue-point="0" svg:d="M12623 9798l1057-1667" svg:viewBox="0 0 1058 1668">
            <text:p/>
          </draw:connector>
          <draw:connector draw:style-name="gr4" draw:text-style-name="P1" draw:layer="layout" draw:type="line" svg:x1="13.723cm" svg:y1="11.498cm" svg:x2="15.698cm" svg:y2="8.131cm" draw:start-shape="id8" draw:start-glue-point="1" draw:end-shape="id9" draw:end-glue-point="3" svg:d="M13723 11498l1975-3367" svg:viewBox="0 0 1976 3368">
            <text:p/>
          </draw:connector>
          <draw:connector draw:style-name="gr2" draw:text-style-name="P1" draw:layer="layout" draw:type="line" svg:x1="5.197cm" svg:y1="8.131cm" svg:x2="8.217cm" svg:y2="11.498cm" draw:start-shape="id10" draw:start-glue-point="3" draw:end-shape="id8" draw:end-glue-point="3" svg:d="M5197 8131l3020 3367" svg:viewBox="0 0 3021 3368">
            <text:p/>
          </draw:connector>
          <draw:line draw:style-name="gr2" draw:text-style-name="P1" draw:layer="layout" svg:x1="5.196cm" svg:y1="8.131cm" svg:x2="4.006cm" svg:y2="8.131cm">
            <text:p/>
          </draw:line>
          <draw:line draw:style-name="gr4" draw:text-style-name="P1" draw:layer="layout" svg:x1="18.822cm" svg:y1="8.125cm" svg:x2="20.476cm" svg:y2="6.005cm">
            <text:p/>
          </draw:line>
          <draw:frame draw:style-name="gr5" draw:text-style-name="P3" draw:layer="layout" svg:width="2.271cm" svg:height="0.763cm" svg:x="1.867cm" svg:y="7.75cm">
            <draw:text-box>
              <text:p text:style-name="P2"><text:span text:style-name="T1">master</text:span></text:p>
            </draw:text-box>
          </draw:frame>
          <draw:frame draw:style-name="gr5" draw:text-style-name="P3" draw:layer="layout" svg:width="2.271cm" svg:height="0.763cm" svg:x="3.568cm" svg:y="9.451cm">
            <draw:text-box>
              <text:p text:style-name="P2"><text:span text:style-name="T1">feature</text:span></text:p>
            </draw:text-box>
          </draw:frame>
          <draw:frame draw:style-name="gr5" draw:text-style-name="P3" draw:layer="layout" svg:width="2.271cm" svg:height="0.763cm" svg:x="3.568cm" svg:y="11.152cm">
            <draw:text-box>
              <text:p text:style-name="P2"><text:span text:style-name="T1">bug fix</text:span></text:p>
            </draw:text-box>
          </draw:frame>
          <draw:frame draw:style-name="gr5" draw:text-style-name="P3" draw:layer="layout" svg:width="2.271cm" svg:height="1.275cm" svg:x="17.469cm" svg:y="5.252cm">
            <draw:text-box>
              <text:p text:style-name="P4"><text:span text:style-name="T1">tag release</text:span></text:p>
            </draw:text-box>
          </draw:frame>
          <draw:path draw:style-name="gr10" draw:text-style-name="P1" draw:layer="layout" svg:width="1.458cm" svg:height="0.848cm" draw:transform="rotate (-3.14159265358979) translate (11.3915235261278cm 12.3450314318549cm)" svg:viewBox="0 0 1459 849" svg:d="M864 845c1075 4 486-839-143-845s-1203 849-89 849">
            <text:p/>
          </draw:path>
          <draw:frame draw:style-name="gr18" draw:text-style-name="P14" draw:layer="layout" svg:width="4.891cm" svg:height="0.799cm" svg:x="21.569cm" svg:y="15.153cm">
            <draw:text-box>
              <text:p text:style-name="P13"><text:span text:style-name="T2">See also: https://semver.org</text:span></text:p>
            </draw:text-box>
          </draw:frame>
          <draw:frame draw:style-name="gr5" draw:text-style-name="P3" draw:layer="layout" svg:width="2.271cm" svg:height="0.763cm" svg:x="3.569cm" svg:y="11.153cm">
            <draw:text-box>
              <text:p text:style-name="P2"><text:span text:style-name="T1">bug fix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stroke-dash draw:name="_32__20_Dots_20_1_20_Dash" draw:display-name="2 Dots 1 Dash" draw:style="rect" draw:dots1="2" draw:dots2="1" draw:dots2-length="0.203cm" draw:distance="0.203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1-24T13:39:23.306377378</meta:creation-date>
    <dc:date>2020-01-24T13:47:49.026834942</dc:date>
    <meta:editing-duration>PT8M26S</meta:editing-duration>
    <meta:editing-cycles>1</meta:editing-cycles>
    <meta:document-statistic meta:object-count="52"/>
    <meta:generator>LibreOffice/6.1.5.2$MacOSX_X86_64 LibreOffice_project/90f8dcf33c87b3705e78202e3df5142b201bd805</meta:generator>
  </office:meta>
</office:document-meta>
</file>